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1f374" officeooo:paragraph-rsid="0001f374"/>
    </style:style>
    <style:style style:name="P2" style:family="paragraph" style:parent-style-name="Standard">
      <style:text-properties style:font-name="Liberation Mono" officeooo:rsid="000245a3" officeooo:paragraph-rsid="000245a3"/>
    </style:style>
    <style:style style:name="P3" style:family="paragraph" style:parent-style-name="Standard">
      <style:text-properties style:font-name="Liberation Mono" officeooo:rsid="0004214e" officeooo:paragraph-rsid="0004214e"/>
    </style:style>
    <style:style style:name="P4" style:family="paragraph" style:parent-style-name="Standard">
      <style:text-properties style:font-name="Liberation Mono" fo:font-weight="bold" officeooo:rsid="0004214e" officeooo:paragraph-rsid="0004214e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049d23" officeooo:paragraph-rsid="00049d23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054cf5" officeooo:paragraph-rsid="00054cf5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05daab" officeooo:paragraph-rsid="0005daab" style:font-weight-asian="bold" style:font-weight-complex="bold"/>
    </style:style>
    <style:style style:name="P8" style:family="paragraph" style:parent-style-name="Standard">
      <style:text-properties style:font-name="Liberation Mono" officeooo:rsid="00071e4a" officeooo:paragraph-rsid="00071e4a"/>
    </style:style>
    <style:style style:name="P9" style:family="paragraph" style:parent-style-name="Standard">
      <style:text-properties style:font-name="Liberation Mono" officeooo:rsid="00071e4a" officeooo:paragraph-rsid="0007971d"/>
    </style:style>
    <style:style style:name="P10" style:family="paragraph" style:parent-style-name="Standard">
      <style:text-properties style:font-name="Liberation Mono" officeooo:rsid="0008dd7a" officeooo:paragraph-rsid="0008dd7a"/>
    </style:style>
    <style:style style:name="P11" style:family="paragraph" style:parent-style-name="Standard">
      <style:text-properties style:font-name="Liberation Mono" officeooo:rsid="000c2d83" officeooo:paragraph-rsid="000c2d83"/>
    </style:style>
    <style:style style:name="P12" style:family="paragraph" style:parent-style-name="Standard">
      <style:text-properties style:font-name="Liberation Mono" officeooo:rsid="000c2d83" officeooo:paragraph-rsid="000d121c"/>
    </style:style>
    <style:style style:name="P13" style:family="paragraph" style:parent-style-name="Standard">
      <style:text-properties style:font-name="Liberation Mono" officeooo:rsid="000c2d83" officeooo:paragraph-rsid="000d1770"/>
    </style:style>
    <style:style style:name="P14" style:family="paragraph" style:parent-style-name="Standard">
      <style:text-properties style:font-name="Liberation Mono" officeooo:rsid="000d1770" officeooo:paragraph-rsid="000d1770"/>
    </style:style>
    <style:style style:name="P15" style:family="paragraph" style:parent-style-name="Standard">
      <style:paragraph-properties fo:break-before="page"/>
      <style:text-properties style:font-name="Liberation Mono" officeooo:rsid="0008dd7a" officeooo:paragraph-rsid="0008dd7a"/>
    </style:style>
    <style:style style:name="T1" style:family="text">
      <style:text-properties officeooo:rsid="000245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9d23" style:font-weight-asian="normal" style:font-weight-complex="normal"/>
    </style:style>
    <style:style style:name="T5" style:family="text">
      <style:text-properties fo:font-weight="normal" officeooo:rsid="00054cf5" style:font-weight-asian="normal" style:font-weight-complex="normal"/>
    </style:style>
    <style:style style:name="T6" style:family="text">
      <style:text-properties fo:font-weight="normal" officeooo:rsid="0005daab" style:font-weight-asian="normal" style:font-weight-complex="normal"/>
    </style:style>
    <style:style style:name="T7" style:family="text">
      <style:text-properties officeooo:rsid="00049d23"/>
    </style:style>
    <style:style style:name="T8" style:family="text">
      <style:text-properties officeooo:rsid="00054cf5"/>
    </style:style>
    <style:style style:name="T9" style:family="text">
      <style:text-properties officeooo:rsid="0005daab"/>
    </style:style>
    <style:style style:name="T10" style:family="text">
      <style:text-properties officeooo:rsid="0007971d"/>
    </style:style>
    <style:style style:name="T11" style:family="text">
      <style:text-properties officeooo:rsid="0008dd7a"/>
    </style:style>
    <style:style style:name="T12" style:family="text">
      <style:text-properties officeooo:rsid="0008e2e2"/>
    </style:style>
    <style:style style:name="T13" style:family="text">
      <style:text-properties officeooo:rsid="000a478e"/>
    </style:style>
    <style:style style:name="T14" style:family="text">
      <style:text-properties officeooo:rsid="000d12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C</text:span>ours</text:p>
      <text:p text:style-name="P1"/>
      <text:p text:style-name="P1">1.1<text:span text:style-name="T1">)</text:span></text:p>
      <text:p text:style-name="P1">Une conditionnelle est une instruction ou un bloc d’instruction qui ne s’exécute que si la condition est remplie.</text:p>
      <text:p text:style-name="P1">Elle peut s’écrire de différentes manières :</text:p>
      <text:p text:style-name="P1">a) if (condition) {</text:p>
      <text:p text:style-name="P1"><text:tab/>instructions ;</text:p>
      <text:p text:style-name="P1"><text:tab/>}</text:p>
      <text:p text:style-name="P1">b) if (condition) {</text:p>
      <text:p text:style-name="P1"><text:tab/>instructions ;</text:p>
      <text:p text:style-name="P1"><text:tab/>} else {</text:p>
      <text:p text:style-name="P1"><text:tab/>instructions ;</text:p>
      <text:p text:style-name="P1"><text:tab/>}</text:p>
      <text:p text:style-name="P1">c) switch (clé) {</text:p>
      <text:p text:style-name="P1"><text:tab/>case valeur_1 :</text:p>
      <text:p text:style-name="P1"><text:tab/><text:tab/>instructions ;</text:p>
      <text:p text:style-name="P1"><text:tab/><text:tab/>break ;</text:p>
      <text:p text:style-name="P1"><text:tab/>case valeur_2 :</text:p>
      <text:p text:style-name="P1"><text:tab/><text:tab/>instructions ;</text:p>
      <text:p text:style-name="P1"><text:tab/><text:tab/>break ;</text:p>
      <text:p text:style-name="P1"><text:tab/>case valeur_n ;</text:p>
      <text:p text:style-name="P1"><text:tab/><text:tab/>instructions ;</text:p>
      <text:p text:style-name="P1"><text:tab/><text:tab/>break ;</text:p>
      <text:p text:style-name="P1"><text:tab/>default :</text:p>
      <text:p text:style-name="P1"><text:tab/><text:tab/>instructions ;</text:p>
      <text:p text:style-name="P1"><text:tab/><text:tab/>break ;</text:p>
      <text:p text:style-name="P1"><text:tab/>}</text:p>
      <text:p text:style-name="P1"/>
      <text:p text:style-name="P2">1.2)</text:p>
      <text:p text:style-name="P2">a) il s’agit d’une instruction</text:p>
      <text:p text:style-name="P2">b) Terminal est une classe « static »</text:p>
      <text:p text:style-name="P2">c) ecrireStringln est une méthode de classe</text:p>
      <text:p text:style-name="P2">d) l’opérateur + correspond à une concaténation</text:p>
      <text:p text:style-name="P2">e) nb est unt entier (int)</text:p>
      <text:p text:style-name="P2"/>
      <text:p text:style-name="P2">2) Erreurs</text:p>
      <text:p text:style-name="P3">2.1)</text:p>
      <text:p text:style-name="P3"><text:span text:style-name="T2">Erreur 1 (ligne 01)</text:span>: le nom de la classe est mal écrit ( Tri Bulle <text:span text:style-name="T7">).</text:span></text:p>
      <text:p text:style-name="P3"><text:span text:style-name="T2">correction </text:span>: TriBulle</text:p>
      <text:p text:style-name="P3"><text:span text:style-name="T2">Erreur 2 et 3 (ligne 03 et 05)</text:span>: tab est un tableau de int alors que tampon est un float.</text:p>
      <text:p text:style-name="P3"><text:span text:style-name="T2">Correction </text:span>: il faut déclarer tampon en int.</text:p>
      <text:p text:style-name="P4">Erreur 4 (ligne 05) <text:span text:style-name="T3">: l’opérateur d’affectation (=) est confondu avec l’opérateur de comparaison (==)</text:span></text:p>
      <text:p text:style-name="P4"><text:span text:style-name="T7">correc</text:span>tion <text:span text:style-name="T3">: </text:span><text:span text:style-name="T4">tab[i] = tampon</text:span></text:p>
      <text:p text:style-name="P5">Erreur 5 (ligne 02) <text:span text:style-name="T3">: tab est déclaré comme un simple entier alors qu’il s’agit d’un tableau d’entiers.</text:span></text:p>
      <text:p text:style-name="P5">Correction <text:span text:style-name="T3">: Déclarer plutôt </text:span></text:p>
      <text:p text:style-name="P5"><text:span text:style-name="T3">« public static void echange (int [] tab, int i) »</text:span></text:p>
      <text:p text:style-name="P5"><text:soft-page-break/>Erreur 6 <text:span text:style-name="T8">(ligne 13) </text:span><text:span text:style-name="T3">: </text:span><text:span text:style-name="T5">length est un attribut de la classe java.util.Arrays et non une méthode. Les parenthèses sont donc de trop dans l’instruction.</text:span></text:p>
      <text:p text:style-name="P6">Correction <text:span text:style-name="T3">: for (int i = 1 ; i &lt; tab.length ; i++)</text:span></text:p>
      <text:p text:style-name="P6">Erreur 7 <text:span text:style-name="T9">(ligne 31) : </text:span><text:span text:style-name="T6">la méthode main ne devrait rien retourner (void) et non un tableau d’int.</text:span></text:p>
      <text:p text:style-name="P7">Correction <text:span text:style-name="T3">: public static void main(String [] args)</text:span></text:p>
      <text:p text:style-name="P7"><text:span text:style-name="T3"/></text:p>
      <text:p text:style-name="P7"><text:span text:style-name="T3"/></text:p>
      <text:p text:style-name="P3"/>
      <text:p text:style-name="P8">5) Exercices</text:p>
      <text:p text:style-name="P8">5.1)</text:p>
      <text:p text:style-name="P8">public static <text:span text:style-name="T11">double </text:span>calculTauxTVA (int code) {</text:p>
      <text:p text:style-name="P9"><text:tab/>switch <text:span text:style-name="T10">(code) {</text:span></text:p>
      <text:p text:style-name="P9"><text:tab/><text:tab/><text:span text:style-name="T10">case 1 :</text:span></text:p>
      <text:p text:style-name="P9"><text:tab/><text:tab/><text:tab/><text:span text:style-name="T10">return 5,5 / 100 ;</text:span></text:p>
      <text:p text:style-name="P9"><text:tab/><text:tab/><text:tab/><text:span text:style-name="T10">break ;</text:span></text:p>
      <text:p text:style-name="P9"><text:tab/><text:tab/><text:span text:style-name="T10">case 2 :</text:span></text:p>
      <text:p text:style-name="P9"><text:tab/><text:tab/><text:tab/><text:span text:style-name="T10">return 10 / 100 ;</text:span></text:p>
      <text:p text:style-name="P9"><text:tab/><text:tab/><text:tab/><text:span text:style-name="T10">break ;</text:span></text:p>
      <text:p text:style-name="P9"><text:tab/><text:tab/><text:span text:style-name="T10">case 3 :</text:span></text:p>
      <text:p text:style-name="P9"><text:tab/><text:tab/><text:tab/><text:span text:style-name="T10">return 20 / 100 ;</text:span></text:p>
      <text:p text:style-name="P9"><text:tab/><text:tab/><text:tab/><text:span text:style-name="T10">break ;</text:span></text:p>
      <text:p text:style-name="P9"><text:tab/><text:tab/><text:span text:style-name="T10">default :</text:span></text:p>
      <text:p text:style-name="P9"><text:tab/><text:tab/><text:tab/><text:span text:style-name="T10">break ;</text:span></text:p>
      <text:p text:style-name="P9"><text:span text:style-name="T10"><text:tab/>}</text:span></text:p>
      <text:p text:style-name="P8">}</text:p>
      <text:p text:style-name="P8"/>
      <text:p text:style-name="P10">5.2)</text:p>
      <text:p text:style-name="P10">public static double calculPrixTTC (double prixHT, int codeTVA) {</text:p>
      <text:p text:style-name="P10"><text:tab/>double tva = calculTauxTVA(codeTVA) ;</text:p>
      <text:p text:style-name="P10"><text:tab/>return (prixHT + prixHT * tva) ; </text:p>
      <text:p text:style-name="P10">}</text:p>
      <text:p text:style-name="P10"/>
      <text:p text:style-name="P10">5.3)</text:p>
      <text:p text:style-name="P10">public static double calculPrixTotalProduit (String nomProduit, <text:tab/>int quantite, double prixHT, int codeTVA) {</text:p>
      <text:p text:style-name="P10"><text:tab/></text:p>
      <text:p text:style-name="P10"><text:tab/><text:span text:style-name="T12">double prixTTC = calculPrixTTC (prixHT, codeTVA) ; </text:span></text:p>
      <text:p text:style-name="P10"><text:tab/><text:span text:style-name="T13">double prixTotal = prixTTC * quantite ;</text:span></text:p>
      <text:p text:style-name="P10"><text:tab/>System.out.println(nomProduit + ‘’<text:span text:style-name="T12">(</text:span>‘’ <text:span text:style-name="T12">+ prixTTC + ‘’€ par <text:tab/><text:tab/><text:tab/>unité) x ’’ + quantite + ‘’ = ’’ + prixTo</text:span><text:span text:style-name="T13">tal + ‘’€’’</text:span>) ;</text:p>
      <text:p text:style-name="P10"><text:tab/><text:span text:style-name="T13">return prixTotal ;</text:span></text:p>
      <text:p text:style-name="P10">}</text:p>
      <text:p text:style-name="P10"/>
      <text:p text:style-name="P15"/>
      <text:p text:style-name="P11">5.4)</text:p>
      <text:p text:style-name="P11">public static void facture (int nombreProduit){</text:p>
      <text:p text:style-name="P11"/>
      <text:p text:style-name="P11"><text:tab/>String [] nom = new String[nombreProduit] ;</text:p>
      <text:p text:style-name="P11"><text:tab/>double [] prixHT = new double[nombreProduit] ;</text:p>
      <text:p text:style-name="P11"><text:tab/><text:span text:style-name="T14">int [] codeTVA = new int[nombreProduit] ;</text:span></text:p>
      <text:p text:style-name="P11"><text:tab/><text:span text:style-name="T14">int [] quantite = new int[nombreProduit] ;</text:span></text:p>
      <text:p text:style-name="P11"><text:tab/><text:span text:style-name="T14">double totalGeneral = 0 ;</text:span></text:p>
      <text:p text:style-name="P11"/>
      <text:p text:style-name="P12"><text:tab/><text:span text:style-name="T14">for(int i=0 ; i&lt;nombreProduit ; i++) {</text:span></text:p>
      <text:p text:style-name="P12"><text:tab/><text:tab/>t<text:span text:style-name="T14">otalGeneral += calculPrixTotalProduit (nom[i], </text:span></text:p>
      <text:p text:style-name="P12"><text:tab/><text:tab/><text:tab/><text:span text:style-name="T14">quantite[i], prixHT[i], codeTVA[i]) ;</text:span></text:p>
      <text:p text:style-name="P12"><text:span text:style-name="T14"><text:tab/>}</text:span></text:p>
      <text:p text:style-name="P12"><text:tab/><text:span text:style-name="T14">System.out.println(‘’Le total général est : ‘’ + <text:tab/><text:tab/><text:tab/><text:tab/><text:tab/>totalGeneral) ;</text:span></text:p>
      <text:p text:style-name="P11">}</text:p>
      <text:p text:style-name="P11"/>
      <text:p text:style-name="P14">5.5)</text:p>
      <text:p text:style-name="P14">L’avantage d’utiliser des ArrayList à la place des tableaux est qu’on aurait pas besoin de connaître à l’avance le nombre de type de produits pour éditer une facture. On pourrait au fur et à mesure lire au clavier les noms des produits, leurs prix HT, leurs quantités, et leurs codes TVA respectif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09:28.235403520</meta:creation-date>
    <meta:generator>LibreOffice/6.4.6.2$Linux_X86_64 LibreOffice_project/40$Build-2</meta:generator>
    <dc:date>2021-02-18T17:59:44.411622627</dc:date>
    <meta:editing-duration>PT45M14S</meta:editing-duration>
    <meta:editing-cycles>10</meta:editing-cycles>
    <meta:document-statistic meta:table-count="0" meta:image-count="0" meta:object-count="0" meta:page-count="3" meta:paragraph-count="92" meta:word-count="525" meta:character-count="2989" meta:non-whitespace-character-count="2463"/>
  </office:meta>
</office:document-meta>
</file>